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4ca" officeooo:paragraph-rsid="000394ca"/>
    </style:style>
    <style:style style:name="P2" style:family="paragraph" style:parent-style-name="Standard">
      <style:text-properties officeooo:rsid="00049fdb" officeooo:paragraph-rsid="00049fdb"/>
    </style:style>
    <style:style style:name="P3" style:family="paragraph" style:parent-style-name="Standard">
      <style:text-properties officeooo:rsid="00064384" officeooo:paragraph-rsid="00064384"/>
    </style:style>
    <style:style style:name="P4" style:family="paragraph" style:parent-style-name="Standard">
      <style:text-properties officeooo:rsid="00081aa8" officeooo:paragraph-rsid="00081aa8"/>
    </style:style>
    <style:style style:name="T1" style:family="text">
      <style:text-properties officeooo:rsid="00064384"/>
    </style:style>
    <style:style style:name="T2" style:family="text">
      <style:text-properties officeooo:rsid="00081aa8"/>
    </style:style>
    <style:style style:name="T3" style:family="text">
      <style:text-properties officeooo:rsid="00096a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sing near-real time ship based near real time CTD data for GTS submission</text:p>
      <text:p text:style-name="P1">Objective: convert near-real time <text:s/>CTD data in to TESAC format</text:p>
      <text:p text:style-name="P1"/>
      <text:p text:style-name="P4">SeaSoft processing steps:</text:p>
      <text:p text:style-name="P2">1. Data conversion – convert raw data .hex to CNV files using Sea<text:span text:style-name="T1">S</text:span>oft <text:span text:style-name="T1">Data Conversion routine.</text:span></text:p>
      <text:p text:style-name="P2">2. Wildedit – get rid of single point spikes <text:span text:style-name="T1">using SeaSoft Wildedit.</text:span></text:p>
      <text:p text:style-name="P2">3. Align CTD <text:s/>- <text:span text:style-name="T1">align oxygen data in time, relative to pressure using SeaSoft Align CTD.</text:span></text:p>
      <text:p text:style-name="P3">4. Cell thermal mass – perform conductivity thermal mass correction using SeaSoft Cell Thermal Mass.</text:p>
      <text:p text:style-name="P3">5. Derive – use pressure, temperature and conductivity to compute oceanographic parameters such as density using SeaSoft Derive.</text:p>
      <text:p text:style-name="P3"/>
      <text:p text:style-name="P4">Python <text:span text:style-name="T3">processing </text:span>Steps:</text:p>
      <text:p text:style-name="P3">6. <text:s/>run <text:span text:style-name="T3">GTS.py – convert </text:span><text:span text:style-name="T2">SeaSoft processed CNV files</text:span><text:span text:style-name="T3"> to TEASAC format. </text:span></text:p>
      <text:p text:style-name="P3">7. <text:s/>run Combine.py - combine the output files into one .DTA file </text:p>
      <text:p text:style-name="P2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18T12:56:28.737127205</meta:creation-date>
    <meta:generator>LibreOffice/7.1.5.2$Linux_X86_64 LibreOffice_project/c18cfcb0f8824ad4ef2fc2ec0bd004713f8a9d14</meta:generator>
    <dc:date>2021-08-18T13:58:01.621134631</dc:date>
    <meta:editing-duration>PT19M57S</meta:editing-duration>
    <meta:editing-cycles>1</meta:editing-cycles>
    <meta:document-statistic meta:table-count="0" meta:image-count="0" meta:object-count="0" meta:page-count="1" meta:paragraph-count="12" meta:word-count="125" meta:character-count="805" meta:non-whitespace-character-count="679"/>
  </office:meta>
</office:document-meta>
</file>